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3C0000003C3E234584.png"/>
  <manifest:file-entry manifest:media-type="image/png" manifest:full-path="Pictures/100002010000003C0000003CB10708FE.png"/>
  <manifest:file-entry manifest:media-type="image/png" manifest:full-path="Pictures/100002010000003C0000003C411F2198.png"/>
  <manifest:file-entry manifest:media-type="image/png" manifest:full-path="Pictures/100002010000003C0000003C2AC73FA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First_20_Page">
      <style:table-properties style:width="257mm" style:page-numb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64mm" style:rel-column-width="1948*"/>
    </style:style>
    <style:style style:name="Table1.B" style:family="table-column">
      <style:table-column-properties style:column-width="67.38mm" style:rel-column-width="17182*"/>
    </style:style>
    <style:style style:name="Table1.C" style:family="table-column">
      <style:table-column-properties style:column-width="4.99mm" style:rel-column-width="1273*"/>
    </style:style>
    <style:style style:name="Table1.I" style:family="table-column">
      <style:table-column-properties style:column-width="5.5mm" style:rel-column-width="1403*"/>
    </style:style>
    <style:style style:name="Table1.P" style:family="table-column">
      <style:table-column-properties style:column-width="5.49mm" style:rel-column-width="1399*"/>
    </style:style>
    <style:style style:name="Table1.h" style:family="table-column">
      <style:table-column-properties style:column-width="22.65mm" style:rel-column-width="5776*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bottom" fo:padding="0.97mm" fo:border="none"/>
    </style:style>
    <style:style style:name="Table1.I3" style:family="table-cell">
      <style:table-cell-properties style:vertical-align="middle" fo:padding="0.97mm" fo:border="none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M4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R4" style:family="table-cell">
      <style:table-cell-properties fo:background-color="#e6e6ff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0.5pt" style:text-rotation-angle="90" style:text-rotation-scale="line-height"/>
    </style:style>
    <style:style style:name="P2" style:family="paragraph" style:parent-style-name="Standard">
      <style:paragraph-properties fo:text-align="center" style:justify-single-word="false"/>
      <style:text-properties fo:font-size="10.5pt" style:text-rotation-angle="0" style:text-rotation-scale="line-heigh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text-properties style:text-rotation-angle="0" style:text-rotation-scale="line-height"/>
    </style:style>
    <style:style style:name="P7" style:family="paragraph" style:parent-style-name="Standard">
      <style:paragraph-properties fo:text-align="center" style:justify-single-word="false"/>
      <style:text-properties style:text-rotation-angle="0" style:text-rotation-scale="line-height"/>
    </style:style>
    <style:style style:name="P8" style:family="paragraph" style:parent-style-name="Heading_20_1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 table:number-columns-repeated="7"/>
        <table:table-column table:style-name="Table1.P"/>
        <table:table-column table:style-name="Table1.I"/>
        <table:table-column table:style-name="Table1.C" table:number-columns-repeated="16"/>
        <table:table-column table:style-name="Table1.h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C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C1" table:number-columns-spanned="17" office:value-type="string">
            <text:p text:style-name="P2">TLC5925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Standard"/>
          </table:table-cell>
          <table:table-cell table:style-name="Table1.C1" office:value-type="string">
            <text:p text:style-name="P1">SET_SERIAL</text:p>
          </table:table-cell>
          <table:table-cell table:style-name="Table1.C1" office:value-type="string">
            <text:p text:style-name="P1">SET_PARALLEL</text:p>
          </table:table-cell>
          <table:table-cell table:style-name="Table1.C1" office:value-type="string">
            <text:p text:style-name="P1">OUT_ENABLE1</text:p>
          </table:table-cell>
          <table:table-cell table:style-name="Table1.C1" office:value-type="string">
            <text:p text:style-name="P1">OUT_ENABLE2</text:p>
          </table:table-cell>
          <table:table-cell table:style-name="Table1.C1" office:value-type="string">
            <text:p text:style-name="P1">SENSE1_ON</text:p>
          </table:table-cell>
          <table:table-cell table:style-name="Table1.C1" office:value-type="string">
            <text:p text:style-name="P1">SENSE2_ON</text:p>
          </table:table-cell>
          <table:table-cell table:style-name="Table1.C1" office:value-type="string">
            <text:p text:style-name="P1">Out+ (LED_O2+)</text:p>
          </table:table-cell>
          <table:table-cell table:style-name="Table1.C1" office:value-type="string">
            <text:p text:style-name="P1">S+ (LED_S2+)</text:p>
          </table:table-cell>
          <table:table-cell table:style-name="Table1.C1" office:value-type="string">
            <text:p text:style-name="P1">S- (LED_S2-)</text:p>
          </table:table-cell>
          <table:table-cell table:style-name="Table1.C1" office:value-type="string">
            <text:p text:style-name="P1">Out- (LED_O2-)</text:p>
          </table:table-cell>
          <table:table-cell table:style-name="Table1.C1" office:value-type="string">
            <text:p text:style-name="P1">Out- (LED1)</text:p>
          </table:table-cell>
          <table:table-cell table:style-name="Table1.C1" office:value-type="string">
            <text:p text:style-name="P1">S- (LED2)</text:p>
          </table:table-cell>
          <table:table-cell table:style-name="Table1.C1" office:value-type="string">
            <text:p text:style-name="P1">S+ (LED3)</text:p>
          </table:table-cell>
          <table:table-cell table:style-name="Table1.C1" office:value-type="string">
            <text:p text:style-name="P1">Out+ (LED4)</text:p>
          </table:table-cell>
          <table:table-cell table:style-name="Table1.C1" office:value-type="string">
            <text:p text:style-name="P1">Standy-by</text:p>
          </table:table-cell>
          <table:table-cell table:style-name="Table1.C1" office:value-type="string">
            <text:p text:style-name="P1">LED_PWR</text:p>
          </table:table-cell>
          <table:table-cell table:style-name="Table1.C1" office:value-type="string">
            <text:p text:style-name="P1">K_S2</text:p>
          </table:table-cell>
          <table:table-cell table:style-name="Table1.C1" office:value-type="string">
            <text:p text:style-name="P1">LED_O2+</text:p>
          </table:table-cell>
          <table:table-cell table:style-name="Table1.C1" office:value-type="string">
            <text:p text:style-name="P1">LED_S2+</text:p>
          </table:table-cell>
          <table:table-cell table:style-name="Table1.C1" office:value-type="string">
            <text:p text:style-name="P1">LED_S2-</text:p>
          </table:table-cell>
          <table:table-cell table:style-name="Table1.C1" office:value-type="string">
            <text:p text:style-name="P1">LED_O2-</text:p>
          </table:table-cell>
          <table:table-cell table:style-name="Table1.C1" office:value-type="string">
            <text:p text:style-name="P1">K_PAR</text:p>
          </table:table-cell>
          <table:table-cell table:style-name="Table1.C1" office:value-type="string">
            <text:p text:style-name="P1">K_SER</text:p>
          </table:table-cell>
          <table:table-cell table:style-name="Table1.C1" office:value-type="string">
            <text:p text:style-name="P1">LED_O1+ Green</text:p>
          </table:table-cell>
          <table:table-cell table:style-name="Table1.C1" office:value-type="string">
            <text:p text:style-name="P1">LED_O1+ Red</text:p>
          </table:table-cell>
          <table:table-cell table:style-name="Table1.C1" office:value-type="string">
            <text:p text:style-name="P1">LED_S1+</text:p>
          </table:table-cell>
          <table:table-cell table:style-name="Table1.C1" office:value-type="string">
            <text:p text:style-name="P1">LED_S1-</text:p>
          </table:table-cell>
          <table:table-cell table:style-name="Table1.C1" office:value-type="string">
            <text:p text:style-name="P1">LED_O1- Green</text:p>
          </table:table-cell>
          <table:table-cell table:style-name="Table1.C1" office:value-type="string">
            <text:p text:style-name="P1">LED_O1- Red</text:p>
          </table:table-cell>
          <table:table-cell table:style-name="Table1.C1" office:value-type="string">
            <text:p text:style-name="P1">K_S1</text:p>
          </table:table-cell>
          <table:table-cell table:style-name="Table1.C1" office:value-type="string">
            <text:p text:style-name="P1">Not used</text:p>
          </table:table-cell>
          <table:table-cell table:style-name="Table1.C1" office:value-type="string">
            <text:p text:style-name="P2">TLC5925 code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I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I3" office:value-type="string">
            <text:p text:style-name="P3"/>
          </table:table-cell>
          <table:table-cell table:style-name="Table1.C1" office:value-type="string">
            <text:p text:style-name="P5">15</text:p>
          </table:table-cell>
          <table:table-cell table:style-name="Table1.C1" office:value-type="string">
            <text:p text:style-name="P5">14</text:p>
          </table:table-cell>
          <table:table-cell table:style-name="Table1.C1" office:value-type="string">
            <text:p text:style-name="P5">13</text:p>
          </table:table-cell>
          <table:table-cell table:style-name="Table1.C1" office:value-type="string">
            <text:p text:style-name="P5">12</text:p>
          </table:table-cell>
          <table:table-cell table:style-name="Table1.C1" office:value-type="string">
            <text:p text:style-name="P5">11</text:p>
          </table:table-cell>
          <table:table-cell table:style-name="Table1.C1" office:value-type="string">
            <text:p text:style-name="P5">10</text:p>
          </table:table-cell>
          <table:table-cell table:style-name="Table1.C1" office:value-type="string">
            <text:p text:style-name="P5">9</text:p>
          </table:table-cell>
          <table:table-cell table:style-name="Table1.C1" office:value-type="string">
            <text:p text:style-name="P5">8</text:p>
          </table:table-cell>
          <table:table-cell table:style-name="Table1.C1" office:value-type="string">
            <text:p text:style-name="P5">7</text:p>
          </table:table-cell>
          <table:table-cell table:style-name="Table1.C1" office:value-type="string">
            <text:p text:style-name="P5">6</text:p>
          </table:table-cell>
          <table:table-cell table:style-name="Table1.C1" office:value-type="string">
            <text:p text:style-name="P5">5</text:p>
          </table:table-cell>
          <table:table-cell table:style-name="Table1.C1" office:value-type="string">
            <text:p text:style-name="P5">4</text:p>
          </table:table-cell>
          <table:table-cell table:style-name="Table1.C1" office:value-type="string">
            <text:p text:style-name="P5">3</text:p>
          </table:table-cell>
          <table:table-cell table:style-name="Table1.C1" office:value-type="string">
            <text:p text:style-name="P5">2</text:p>
          </table:table-cell>
          <table:table-cell table:style-name="Table1.C1" office:value-type="string">
            <text:p text:style-name="P5">1</text:p>
          </table:table-cell>
          <table:table-cell table:style-name="Table1.C1" office:value-type="string">
            <text:p text:style-name="P5">0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Standard">Serial (no remote sensing)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M4" office:value-type="string">
            <text:p text:style-name="P4"><draw:frame draw:style-name="fr1" draw:name="red1.png" text:anchor-type="as-char" svg:width="3mm" svg:height="3mm" draw:z-index="2"><draw:image xlink:href="Pictures/100002010000003C0000003C2AC73FAB.png" xlink:type="simple" xlink:show="embed" xlink:actuate="onLoad"/></draw:frame></text:p>
          </table:table-cell>
          <table:table-cell table:style-name="Table1.M4" office:value-type="string">
            <text:p text:style-name="P4"/>
          </table:table-cell>
          <table:table-cell table:style-name="Table1.M4" office:value-type="string">
            <text:p text:style-name="P4"/>
          </table:table-cell>
          <table:table-cell table:style-name="Table1.M4" office:value-type="string">
            <text:p text:style-name="P4"><draw:frame draw:style-name="fr1" draw:name="RED2.PNG" text:anchor-type="as-char" svg:width="3mm" svg:height="3mm" draw:z-index="3"><draw:image xlink:href="Pictures/100002010000003C0000003C2AC73FAB.png" xlink:type="simple" xlink:show="embed" xlink:actuate="onLoad"/></draw:frame></text:p>
          </table:table-cell>
          <table:table-cell table:style-name="Table1.M4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0144h</text:p>
          </table:table-cell>
        </table:table-row>
        <table:table-row table:style-name="Table1.4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Standard">Parallel (no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M4" office:value-type="string">
            <text:p text:style-name="P4"><draw:frame draw:style-name="fr1" draw:name="red3.png" text:anchor-type="as-char" svg:width="3mm" svg:height="3mm" draw:z-index="4"><draw:image xlink:href="Pictures/100002010000003C0000003C2AC73FAB.png" xlink:type="simple" xlink:show="embed" xlink:actuate="onLoad"/></draw:frame></text:p>
          </table:table-cell>
          <table:table-cell table:style-name="Table1.M4" office:value-type="string">
            <text:p text:style-name="P4"/>
          </table:table-cell>
          <table:table-cell table:style-name="Table1.M4" office:value-type="string">
            <text:p text:style-name="P4"/>
          </table:table-cell>
          <table:table-cell table:style-name="Table1.M4" office:value-type="string">
            <text:p text:style-name="P4"><draw:frame draw:style-name="fr1" draw:name="red4.png" text:anchor-type="as-char" svg:width="3mm" svg:height="3mm" draw:z-index="5"><draw:image xlink:href="Pictures/100002010000003C0000003C2AC73FAB.png" xlink:type="simple" xlink:show="embed" xlink:actuate="onLoad"/></draw:frame></text:p>
          </table:table-cell>
          <table:table-cell table:style-name="Table1.M4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0244h</text:p>
          </table:table-cell>
        </table:table-row>
        <table:table-row table:style-name="Table1.4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Standard">Parallel (with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M4" office:value-type="string">
            <text:p text:style-name="P4"><draw:frame draw:style-name="fr1" draw:name="led_red.png" text:anchor-type="as-char" svg:width="3mm" svg:height="3mm" draw:z-index="1"><draw:image xlink:href="Pictures/100002010000003C0000003C2AC73FAB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led_yellow.png" text:anchor-type="as-char" svg:width="3.05mm" svg:height="3.05mm" draw:z-index="7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1.png" text:anchor-type="as-char" svg:width="3.05mm" svg:height="3.05mm" draw:z-index="8"><draw:image xlink:href="Pictures/100002010000003C0000003C411F2198.png" xlink:type="simple" xlink:show="embed" xlink:actuate="onLoad"/></draw:frame></text:p>
          </table:table-cell>
          <table:table-cell table:style-name="Table1.M4" office:value-type="string">
            <text:p text:style-name="P4"><draw:frame draw:style-name="fr1" draw:name="red5.png" text:anchor-type="as-char" svg:width="3mm" svg:height="3mm" draw:z-index="6"><draw:image xlink:href="Pictures/100002010000003C0000003C2AC73FAB.png" xlink:type="simple" xlink:show="embed" xlink:actuate="onLoad"/></draw:frame></text:p>
          </table:table-cell>
          <table:table-cell table:style-name="Table1.M4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0276h</text:p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Standard">Ch#2 only (no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0</text:p>
          </table:table-cell>
          <table:table-cell table:style-name="Table1.I3" office:value-type="string">
            <text:p text:style-name="P4"><draw:frame draw:style-name="fr2" draw:name="led_green.png" text:anchor-type="as-char" svg:width="3.05mm" svg:height="3.05mm" draw:z-index="17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frame draw:style-name="fr2" draw:name="green1.png" text:anchor-type="as-char" svg:width="3.05mm" svg:height="3.05mm" draw:z-index="18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2400h</text:p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Standard">Ch#2 only (with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1</text:p>
          </table:table-cell>
          <table:table-cell table:style-name="Table1.I3" office:value-type="string">
            <text:p text:style-name="P4"><draw:frame draw:style-name="fr2" draw:name="green2.png" text:anchor-type="as-char" svg:width="3.05mm" svg:height="3.05mm" draw:z-index="19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2.png" text:anchor-type="as-char" svg:width="3.05mm" svg:height="3.05mm" draw:z-index="9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3.png" text:anchor-type="as-char" svg:width="3.05mm" svg:height="3.05mm" draw:z-index="10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3.png" text:anchor-type="as-char" svg:width="3.05mm" svg:height="3.05mm" draw:z-index="20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7C00h</text:p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Standard">Ch#1 only (no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frame draw:style-name="fr2" draw:name="green4.png" text:anchor-type="as-char" svg:width="3.05mm" svg:height="3.05mm" draw:z-index="21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frame draw:style-name="fr2" draw:name="green5.png" text:anchor-type="as-char" svg:width="3.05mm" svg:height="3.05mm" draw:z-index="22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0088h</text:p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Standard">Ch#1 only (with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X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frame draw:style-name="fr2" draw:name="green6.png" text:anchor-type="as-char" svg:width="3.05mm" svg:height="3.05mm" draw:z-index="23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4.png" text:anchor-type="as-char" svg:width="3.05mm" svg:height="3.05mm" draw:z-index="11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5.png" text:anchor-type="as-char" svg:width="3.05mm" svg:height="3.05mm" draw:z-index="12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7.png" text:anchor-type="as-char" svg:width="3.05mm" svg:height="3.05mm" draw:z-index="24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00BAh</text:p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Standard">Both ch (no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I3" office:value-type="string">
            <text:p text:style-name="P4"><draw:frame draw:style-name="fr2" draw:name="green8.png" text:anchor-type="as-char" svg:width="3.05mm" svg:height="3.05mm" draw:z-index="25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frame draw:style-name="fr2" draw:name="green9.png" text:anchor-type="as-char" svg:width="3.05mm" svg:height="3.05mm" draw:z-index="26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10.png" text:anchor-type="as-char" svg:width="3.05mm" svg:height="3.05mm" draw:z-index="27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frame draw:style-name="fr2" draw:name="green11.png" text:anchor-type="as-char" svg:width="3.05mm" svg:height="3.05mm" draw:z-index="28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2488h</text:p>
          </table:table-cell>
        </table:table-row>
        <table:table-row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Standard">Both ch (with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I3" office:value-type="string">
            <text:p text:style-name="P4"><draw:frame draw:style-name="fr2" draw:name="green12.png" text:anchor-type="as-char" svg:width="3.05mm" svg:height="3.05mm" draw:z-index="29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10.png" text:anchor-type="as-char" svg:width="3.05mm" svg:height="3.05mm" draw:z-index="30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11.png" text:anchor-type="as-char" svg:width="3.05mm" svg:height="3.05mm" draw:z-index="31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13.png" text:anchor-type="as-char" svg:width="3.05mm" svg:height="3.05mm" draw:z-index="32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14.png" text:anchor-type="as-char" svg:width="3.05mm" svg:height="3.05mm" draw:z-index="33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6.png" text:anchor-type="as-char" svg:width="3.05mm" svg:height="3.05mm" draw:z-index="13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7.png" text:anchor-type="as-char" svg:width="3.05mm" svg:height="3.05mm" draw:z-index="14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15.png" text:anchor-type="as-char" svg:width="3.05mm" svg:height="3.05mm" draw:z-index="34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7CBAh</text:p>
          </table:table-cell>
        </table:table-row>
        <table:table-row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Standard">Both ch (#1 no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I3" office:value-type="string">
            <text:p text:style-name="P4"><draw:frame draw:style-name="fr2" draw:name="green16.png" text:anchor-type="as-char" svg:width="3.05mm" svg:height="3.05mm" draw:z-index="35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12.png" text:anchor-type="as-char" svg:width="3.05mm" svg:height="3.05mm" draw:z-index="43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13.png" text:anchor-type="as-char" svg:width="3.05mm" svg:height="3.05mm" draw:z-index="44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17.png" text:anchor-type="as-char" svg:width="3.05mm" svg:height="3.05mm" draw:z-index="36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18.png" text:anchor-type="as-char" svg:width="3.05mm" svg:height="3.05mm" draw:z-index="37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frame draw:style-name="fr2" draw:name="green19.png" text:anchor-type="as-char" svg:width="3.05mm" svg:height="3.05mm" draw:z-index="38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7C88h</text:p>
          </table:table-cell>
        </table:table-row>
        <table:table-row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Standard">Both ch (#2 no remote sensing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I3" office:value-type="string">
            <text:p text:style-name="P4"><draw:frame draw:style-name="fr2" draw:name="green20.png" text:anchor-type="as-char" svg:width="3.05mm" svg:height="3.05mm" draw:z-index="39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frame draw:style-name="fr2" draw:name="green21.png" text:anchor-type="as-char" svg:width="3.05mm" svg:height="3.05mm" draw:z-index="41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22.png" text:anchor-type="as-char" svg:width="3.05mm" svg:height="3.05mm" draw:z-index="42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8.png" text:anchor-type="as-char" svg:width="3.05mm" svg:height="3.05mm" draw:z-index="15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yellow9.png" text:anchor-type="as-char" svg:width="3.05mm" svg:height="3.05mm" draw:z-index="16"><draw:image xlink:href="Pictures/100002010000003C0000003C411F2198.png" xlink:type="simple" xlink:show="embed" xlink:actuate="onLoad"/></draw:frame></text:p>
          </table:table-cell>
          <table:table-cell table:style-name="Table1.I3" office:value-type="string">
            <text:p text:style-name="P4"><draw:frame draw:style-name="fr2" draw:name="green23.png" text:anchor-type="as-char" svg:width="3.05mm" svg:height="3.05mm" draw:z-index="40"><draw:image xlink:href="Pictures/100002010000003C0000003CB10708FE.png" xlink:type="simple" xlink:show="embed" xlink:actuate="onLoad"/></draw:frame></text:p>
          </table:table-cell>
          <table:table-cell table:style-name="Table1.I3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24BAh</text:p>
          </table:table-cell>
        </table:table-row>
        <table:table-row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Standard">PSU in stand-by mode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X</text:p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I3" office:value-type="string">
            <text:p text:style-name="P4"><draw:a xlink:type="simple" xlink:href="../led_blue.png"><draw:frame draw:style-name="fr3" draw:name="led_blue.png" text:anchor-type="paragraph" svg:width="3.05mm" svg:height="3.05mm" draw:z-index="0"><draw:image xlink:href="Pictures/100002010000003C0000003C3E234584.png" xlink:type="simple" xlink:show="embed" xlink:actuate="onLoad"/></draw:frame></draw:a>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8000h</text:p>
          </table:table-cell>
        </table:table-row>
      </table:table>
      <text:p text:style-name="Standard"/>
      <text:p text:style-name="Standard">X – don’t care</text:p>
      <text:p text:style-name="Standard"/>
      <text:p text:style-name="Standard"><text:span text:style-name="T1">Notes</text:span>:</text:p>
      <text:list xml:id="list2547802734759224486" text:style-name="List_20_1">
        <text:list-item>
          <text:p text:style-name="List_20_1_20_Start">The Remote sense (<text:a xlink:type="simple" xlink:href="http://www.envox.hr/eez/bench-power-supply/psu-scpi-reference-manual/psu-scpi-subsystem-command-reference/psu-scpi-output.html#outp_sens" text:style-name="Internet_20_link" text:visited-style-name="Visited_20_Internet_20_Link">OUTPut:SENSe</text:a>) is forbidden when channels are grouped in serial (SYSTem:GROup:SERial).</text:p>
        </text:list-item>
        <text:list-item>
          <text:p text:style-name="List_20_1">Before channel grouping in serial or parallel all outputs has to be switched off (<text:a xlink:type="simple" xlink:href="http://www.envox.hr/eez/bench-power-supply/psu-scpi-reference-manual/psu-scpi-subsystem-command-reference/psu-scpi-output.html#outp" text:style-name="Internet_20_link" text:visited-style-name="Visited_20_Internet_20_Link">OUTPut OFF</text:a>). New output enable can follow only after 20ms guard time that is required for relay contacts to stabilize (<text:a xlink:type="simple" xlink:href="https://en.wikipedia.org/wiki/Switch#Contact_bounce" office:target-frame-name="_blank" xlink:show="new" text:style-name="Internet_20_link" text:visited-style-name="Visited_20_Internet_20_Link">debouncing</text:a>).</text:p>
        </text:list-item>
        <text:list-item>
          <text:p text:style-name="List_20_1_20_End">Regardless of built-in hardware protection never turn on Out8 and Out9 concurrently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 style:class="text">
      <style:paragraph-properties fo:text-align="start" style:justify-single-word="false"/>
      <style:text-properties style:font-name="Courier New1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97mm" fo:page-height="210.01mm" style:num-format="1" style:print-orientation="landscape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97mm" fo:page-height="210.01mm" style:num-format="1" style:print-orientation="landscape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97mm" fo:page-height="210.01mm" style:num-format="1" style:print-orientation="landscape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shield+BP TLC5925 codes</text:file-name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shield+BP TLC5925 codes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23:21:28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Binding posts section programming codes</dc:title>
    <meta:document-statistic meta:table-count="1" meta:image-count="45" meta:object-count="0" meta:page-count="1" meta:paragraph-count="402" meta:word-count="493" meta:character-count="1569"/>
    <meta:template xlink:type="simple" xlink:actuate="onRequest" xlink:title="EEZ template" xlink:href="../../../../.openoffice/4/user/template/EEZ%20template.ott" meta:date="2015-11-18T23:21:28"/>
  </office:meta>
</office:document-meta>
</file>